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C443B4818C7F7C2.png" manifest:media-type="image/png"/>
  <manifest:file-entry manifest:full-path="Pictures/10000000000005560000030079309DF73134E036.png" manifest:media-type="image/png"/>
  <manifest:file-entry manifest:full-path="Pictures/10000000000005560000030035C5AAFABEC9678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6pt" fo:font-weight="normal" officeooo:rsid="00205c63" officeooo:paragraph-rsid="00205c63" style:font-weight-asian="normal" style:font-weight-complex="normal"/>
    </style:style>
    <style:style style:name="P2" style:family="paragraph" style:parent-style-name="Standard">
      <style:text-properties fo:font-size="18pt" fo:font-weight="bold" officeooo:rsid="001b3cd8" officeooo:paragraph-rsid="001ef42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b3cd8" officeooo:paragraph-rsid="001ef42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46pt" fo:font-weight="bold" officeooo:rsid="001b3cd8" officeooo:paragraph-rsid="001ef42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46pt" fo:font-weight="bold" officeooo:rsid="00205c63" officeooo:paragraph-rsid="00205c6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pture it" fo:font-size="46pt" fo:font-weight="bold" officeooo:rsid="00205c63" officeooo:paragraph-rsid="00205c6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205c63" officeooo:paragraph-rsid="00205c63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Charter" fo:font-size="46pt" fo:font-weight="bold" officeooo:rsid="001b3cd8" officeooo:paragraph-rsid="001ef427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Bitstream Charter" fo:font-size="46pt" fo:font-weight="normal" officeooo:rsid="001b3cd8" officeooo:paragraph-rsid="001ef427" style:font-weight-asian="normal" style:font-weight-complex="normal"/>
    </style:style>
    <style:style style:name="P10" style:family="paragraph" style:parent-style-name="Standard">
      <style:text-properties officeooo:paragraph-rsid="00334361"/>
    </style:style>
    <style:style style:name="P11" style:family="paragraph" style:parent-style-name="Standard">
      <style:text-properties officeooo:paragraph-rsid="0034bc56"/>
    </style:style>
    <style:style style:name="P12" style:family="paragraph" style:parent-style-name="Standard">
      <style:text-properties officeooo:paragraph-rsid="0036da61"/>
    </style:style>
    <style:style style:name="P13" style:family="paragraph" style:parent-style-name="Standard">
      <style:text-properties officeooo:paragraph-rsid="003aedf8"/>
    </style:style>
    <style:style style:name="P14" style:family="paragraph" style:parent-style-name="Standard">
      <style:text-properties officeooo:paragraph-rsid="003baa6e"/>
    </style:style>
    <style:style style:name="T1" style:family="text">
      <style:text-properties style:font-name="Courier 10 Pitch" fo:font-size="14pt" fo:font-style="italic" fo:font-weight="normal" officeooo:rsid="002f8076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style:font-name="Courier 10 Pitch" fo:font-size="14pt" fo:font-style="italic" fo:font-weight="normal" officeooo:rsid="0036da61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style:font-name="Courier 10 Pitch" fo:font-size="18pt" fo:font-style="italic" fo:font-weight="bold" officeooo:rsid="0034bc56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style:font-name="Courier 10 Pitch" fo:font-size="18pt" fo:font-style="italic" fo:font-weight="bold" officeooo:rsid="003aedf8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Courier 10 Pitch" fo:font-size="18pt" fo:font-style="italic" fo:font-weight="bold" officeooo:rsid="003baa6e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Courier 10 Pitch" fo:font-style="italic" fo:font-weight="bold" officeooo:rsid="003baa6e" style:font-style-asian="italic" style:font-weight-asian="bold" style:font-style-complex="italic" style:font-weight-complex="bold"/>
    </style:style>
    <style:style style:name="T7" style:family="text">
      <style:text-properties style:font-name="Courier 10 Pitch" fo:font-size="16pt" fo:font-style="italic" fo:font-weight="bold" officeooo:rsid="003baa6e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officeooo:rsid="0038d01c"/>
    </style:style>
    <style:style style:name="T9" style:family="text">
      <style:text-properties officeooo:rsid="0039975c"/>
    </style:style>
    <style:style style:name="T10" style:family="text">
      <style:text-properties officeooo:rsid="003aedf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6">CS242</text:p>
      <text:p text:style-name="P5"/>
      <text:p text:style-name="P7">Lab <text:span text:style-name="T10">9</text:span></text:p>
      <text:p text:style-name="P8"/>
      <text:p text:style-name="P8"/>
      <text:p text:style-name="P8"/>
      <text:p text:style-name="P8"/>
      <text:p text:style-name="P9"/>
      <text:p text:style-name="P1">Name : Gagan Kumar</text:p>
      <text:p text:style-name="P1">Roll : 1401CS15</text:p>
      <text:p text:style-name="P1"/>
      <text:p text:style-name="P3"/>
      <text:p text:style-name="P11"><text:soft-page-break/><text:span text:style-name="Source_20_Text"><text:span text:style-name="T3"/></text:span></text:p>
      <text:p text:style-name="P13"><text:span text:style-name="Source_20_Text"><text:span text:style-name="T4">Pqueue</text:span></text:span></text:p>
      <text:p text:style-name="P14"><text:span text:style-name="Source_20_Text"><text:span text:style-name="T7"/></text:span></text:p>
      <text:p text:style-name="P13"><text:span text:style-name="Source_20_Text"><text:span text:style-name="T4"/></text:span></text:p>
      <text:p text:style-name="P13"><draw:frame draw:style-name="fr1" draw:name="Image1" text:anchor-type="paragraph" svg:x="0.139cm" svg:y="0.279cm" svg:width="17cm" svg:height="9.557cm" draw:z-index="0"><draw:image xlink:href="Pictures/10000000000005560000030035C5AAFABEC9678B.png" xlink:type="simple" xlink:show="embed" xlink:actuate="onLoad"/></draw:frame><draw:frame draw:style-name="fr1" draw:name="Image2" text:anchor-type="paragraph" svg:x="0cm" svg:y="10.857cm" svg:width="17cm" svg:height="9.557cm" draw:z-index="1"><draw:image xlink:href="Pictures/10000000000005560000030079309DF73134E036.png" xlink:type="simple" xlink:show="embed" xlink:actuate="onLoad"/></draw:frame><text:span text:style-name="Source_20_Text"><text:span text:style-name="T4"/></text:span></text:p>
      <text:p text:style-name="P13"><text:span text:style-name="Source_20_Text"><text:span text:style-name="T4"/></text:span></text:p>
      <text:p text:style-name="P13"><text:span text:style-name="Source_20_Text"><text:span text:style-name="T4"/></text:span></text:p>
      <text:p text:style-name="P13"><draw:frame draw:style-name="fr1" draw:name="Image3" text:anchor-type="paragraph" svg:x="-0.224cm" svg:y="6.671cm" svg:width="17cm" svg:height="9.557cm" draw:z-index="2"><draw:image xlink:href="Pictures/1000000000000556000003002C443B4818C7F7C2.png" xlink:type="simple" xlink:show="embed" xlink:actuate="onLoad"/></draw:frame><text:soft-page-break/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pture it" svg:font-family="'Capture it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2T18:24:38.949998874</meta:creation-date>
    <dc:date>2016-04-05T11:28:06.781549292</dc:date>
    <meta:editing-duration>PT3H54M34S</meta:editing-duration>
    <meta:editing-cycles>30</meta:editing-cycles>
    <meta:generator>LibreOffice/5.0.3.2$Linux_X86_64 LibreOffice_project/00m0$Build-2</meta:generator>
    <dc:creator>scopeInfinity </dc:creator>
    <meta:document-statistic meta:table-count="0" meta:image-count="3" meta:object-count="0" meta:page-count="3" meta:paragraph-count="5" meta:word-count="11" meta:character-count="49" meta:non-whitespace-character-count="43"/>
  </office:meta>
</office:document-meta>
</file>